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1">
      <style:paragraph-properties fo:text-align="justify" style:justify-single-word="false"/>
    </style:style>
    <style:style style:name="P5" style:family="paragraph" style:parent-style-name="Text_20_body" style:list-style-name="L12">
      <style:paragraph-properties fo:text-align="justify" style:justify-single-word="false"/>
    </style:style>
    <style:style style:name="P6" style:family="paragraph" style:parent-style-name="Text_20_body" style:list-style-name="L13">
      <style:paragraph-properties fo:text-align="justify" style:justify-single-word="false"/>
    </style:style>
    <style:style style:name="P7" style:family="paragraph" style:parent-style-name="Text_20_body" style:list-style-name="L14">
      <style:paragraph-properties fo:text-align="justify" style:justify-single-word="false"/>
    </style:style>
    <style:style style:name="P8" style:family="paragraph" style:parent-style-name="Text_20_body" style:list-style-name="L15">
      <style:paragraph-properties fo:text-align="justify" style:justify-single-word="false"/>
    </style:style>
    <style:style style:name="P9" style:family="paragraph" style:parent-style-name="Text_20_body" style:list-style-name="L16">
      <style:paragraph-properties fo:text-align="justify" style:justify-single-word="false"/>
    </style:style>
    <style:style style:name="P10" style:family="paragraph" style:parent-style-name="Text_20_body" style:list-style-name="L17">
      <style:paragraph-properties fo:text-align="justify" style:justify-single-word="false"/>
    </style:style>
    <style:style style:name="P11" style:family="paragraph" style:parent-style-name="Text_20_body" style:list-style-name="L18">
      <style:paragraph-properties fo:text-align="justify" style:justify-single-word="false"/>
    </style:style>
    <style:style style:name="P12" style:family="paragraph" style:parent-style-name="Text_20_body" style:list-style-name="L19">
      <style:paragraph-properties fo:text-align="justify" style:justify-single-word="false"/>
    </style:style>
    <style:style style:name="P13" style:family="paragraph" style:parent-style-name="Text_20_body" style:list-style-name="L42">
      <style:paragraph-properties fo:text-align="justify" style:justify-single-word="false"/>
    </style:style>
    <style:style style:name="P14" style:family="paragraph" style:parent-style-name="Text_20_body" style:list-style-name="L43">
      <style:paragraph-properties fo:text-align="justify" style:justify-single-word="false"/>
    </style:style>
    <style:style style:name="P15" style:family="paragraph" style:parent-style-name="Text_20_body" style:list-style-name="L44">
      <style:paragraph-properties fo:text-align="justify" style:justify-single-word="false"/>
    </style:style>
    <style:style style:name="P16" style:family="paragraph" style:parent-style-name="Text_20_body" style:list-style-name="L45">
      <style:paragraph-properties fo:text-align="justify" style:justify-single-word="false"/>
    </style:style>
    <style:style style:name="P17" style:family="paragraph" style:parent-style-name="Text_20_body" style:list-style-name="L46">
      <style:paragraph-properties fo:text-align="justify" style:justify-single-word="false"/>
    </style:style>
    <style:style style:name="P18" style:family="paragraph" style:parent-style-name="Text_20_body" style:list-style-name="L47">
      <style:paragraph-properties fo:text-align="justify" style:justify-single-word="false"/>
    </style:style>
    <style:style style:name="P19" style:family="paragraph" style:parent-style-name="Text_20_body" style:list-style-name="L48">
      <style:paragraph-properties fo:text-align="justify" style:justify-single-word="false"/>
    </style:style>
    <style:style style:name="P20" style:family="paragraph" style:parent-style-name="Text_20_body" style:list-style-name="L49">
      <style:paragraph-properties fo:text-align="justify" style:justify-single-word="false"/>
    </style:style>
    <style:style style:name="P21" style:family="paragraph" style:parent-style-name="Text_20_body" style:list-style-name="L50">
      <style:paragraph-properties fo:text-align="justify" style:justify-single-word="false"/>
    </style:style>
    <style:style style:name="P22" style:family="paragraph" style:parent-style-name="Text_20_body" style:list-style-name="L51">
      <style:paragraph-properties fo:text-align="justify" style:justify-single-word="false"/>
    </style:style>
    <style:style style:name="P23" style:family="paragraph" style:parent-style-name="Text_20_body" style:list-style-name="L52">
      <style:paragraph-properties fo:text-align="justify" style:justify-single-word="false"/>
    </style:style>
    <style:style style:name="P24" style:family="paragraph" style:parent-style-name="Text_20_body" style:list-style-name="L53">
      <style:paragraph-properties fo:text-align="justify" style:justify-single-word="false"/>
    </style:style>
    <style:style style:name="P25" style:family="paragraph" style:parent-style-name="Text_20_body" style:list-style-name="L54">
      <style:paragraph-properties fo:text-align="justify" style:justify-single-word="false"/>
    </style:style>
    <style:style style:name="P26" style:family="paragraph" style:parent-style-name="Text_20_body" style:list-style-name="L55">
      <style:paragraph-properties fo:text-align="justify" style:justify-single-word="false"/>
    </style:style>
    <style:style style:name="P27" style:family="paragraph" style:parent-style-name="Text_20_body" style:list-style-name="L56">
      <style:paragraph-properties fo:text-align="justify" style:justify-single-word="false"/>
    </style:style>
    <style:style style:name="P28" style:family="paragraph" style:parent-style-name="Text_20_body" style:list-style-name="L57">
      <style:paragraph-properties fo:text-align="justify" style:justify-single-word="false"/>
    </style:style>
    <style:style style:name="P29" style:family="paragraph" style:parent-style-name="Text_20_body" style:list-style-name="L58">
      <style:paragraph-properties fo:text-align="justify" style:justify-single-word="false"/>
    </style:style>
    <style:style style:name="P30" style:family="paragraph" style:parent-style-name="Text_20_body" style:list-style-name="L59">
      <style:paragraph-properties fo:text-align="justify" style:justify-single-word="false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Heading_20_1">
      <style:paragraph-properties fo:text-align="justify" style:justify-single-word="false"/>
    </style:style>
    <style:style style:name="P33" style:family="paragraph" style:parent-style-name="Heading_20_1">
      <style:paragraph-properties fo:margin-top="0cm" fo:margin-bottom="0.21cm" fo:line-height="100%" fo:text-align="center" style:justify-single-word="false"/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CitoyenNote — Spécifications fonctionnelles </text:h>
      <text:h text:style-name="P33" text:outline-level="1">(MVP enrichi)</text:h>
      <text:h text:style-name="P2" text:outline-level="2">1) Création de compte &amp; mot de passe (UX)</text:h>
      <text:list xml:id="list5642388223272080613" text:style-name="L57">
        <text:list-item>
          <text:p text:style-name="P28">➡️<text:span text:style-name="Strong_20_Emphasis">Issue #34 — UX mot de passe</text:span></text:p>
          <text:list>
            <text:list-item>
              <text:p text:style-name="P28"><text:span text:style-name="Strong_20_Emphasis">Problème observé</text:span> : les gestionnaires de mots de passe ne remplissent pas toujours le champ “Confirmation”.</text:p>
            </text:list-item>
            <text:list-item>
              <text:p text:style-name="P28"><text:span text:style-name="Strong_20_Emphasis">Solution technique</text:span> :</text:p>
              <text:list>
                <text:list-item>
                  <text:p text:style-name="P28"><text:span text:style-name="Source_20_Text">autocomplete="new-password"</text:span> sur les deux champs.</text:p>
                </text:list-item>
                <text:list-item>
                  <text:p text:style-name="P28">Bouton “Afficher” (œil) + bouton “Coller” sur la confirmation.</text:p>
                </text:list-item>
                <text:list-item>
                  <text:p text:style-name="P28">Listener <text:span text:style-name="Source_20_Text">paste/input</text:span> → proposer “Recopier dans la confirmation ?”.</text:p>
                </text:list-item>
              </text:list>
            </text:list-item>
            <text:list-item>
              <text:p text:style-name="P28"><text:span text:style-name="Strong_20_Emphasis">Option V1</text:span> : support <text:span text:style-name="Strong_20_Emphasis">passkeys / WebAuthn</text:span> (compte sans mot de passe).</text:p>
            </text:list-item>
            <text:list-item>
              <text:p text:style-name="P28"><text:span text:style-name="Strong_20_Emphasis">Critères d’acceptation</text:span> :</text:p>
              <text:list>
                <text:list-item>
                  <text:p text:style-name="P28">Jamais bloquant avec gestionnaires de mots de passe.</text:p>
                </text:list-item>
                <text:list-item>
                  <text:p text:style-name="P28">Tests OK Chrome/Edge/Firefox (desktop + mobile).</text:p>
                </text:list-item>
              </text:list>
            </text:list-item>
          </text:list>
        </text:list-item>
      </text:list>
      <text:h text:style-name="P2" text:outline-level="2">2) Connexion anonyme &amp; social login</text:h>
      <text:list xml:id="list5713399816116602553" text:style-name="L58">
        <text:list-item>
          <text:p text:style-name="P29"><text:span text:style-name="Strong_20_Emphasis">Issue #17 — Auth anonyme (vote invité)</text:span></text:p>
        </text:list-item>
        <text:list-item>
          <text:p text:style-name="P29"><text:span text:style-name="Strong_20_Emphasis">Issue #18 — Social login (Google, Apple, LinkedIn)</text:span></text:p>
          <text:list>
            <text:list-item>
              <text:p text:style-name="P29"><text:span text:style-name="Strong_20_Emphasis">Anonyme (MVP)</text:span> :</text:p>
              <text:list>
                <text:list-item>
                  <text:p text:style-name="P29">DeviceId (cookie hash) → anti-abus (1 vote/service/30j).</text:p>
                </text:list-item>
                <text:list-item>
                  <text:p text:style-name="P29">En base : <text:span text:style-name="Source_20_Text">user_id = NULL</text:span> + <text:span text:style-name="Source_20_Text">device_hash</text:span>.</text:p>
                </text:list-item>
              </text:list>
            </text:list-item>
            <text:list-item>
              <text:p text:style-name="P29"><text:span text:style-name="Strong_20_Emphasis">Social login (V1)</text:span> :</text:p>
              <text:list>
                <text:list-item>
                  <text:p text:style-name="P29">OAuth2 (Google, Apple, LinkedIn ; Facebook si nécessaire).</text:p>
                </text:list-item>
                <text:list-item>
                  <text:p text:style-name="P29">Mapping : si email existe → lier ; sinon créer user minimal.</text:p>
                </text:list-item>
              </text:list>
            </text:list-item>
            <text:list-item>
              <text:p text:style-name="P29"><text:span text:style-name="Strong_20_Emphasis">Front</text:span> : boutons “Se connecter avec …” + option “Continuer sans compte”.</text:p>
            </text:list-item>
          </text:list>
        </text:list-item>
      </text:list>
      <text:h text:style-name="P2" text:outline-level="2">3) Liste vs Carte</text:h>
      <text:list xml:id="list4437391282999533312" text:style-name="L59">
        <text:list-item>
          <text:p text:style-name="P30"><text:span text:style-name="Strong_20_Emphasis">Issue #63 — Réorganiser filtres en sidebar</text:span></text:p>
        </text:list-item>
        <text:list-item>
          <text:p text:style-name="P30"><text:span text:style-name="Strong_20_Emphasis">Issue #35 — Page détail service (slug)</text:span></text:p>
          <text:list>
            <text:list-item>
              <text:p text:style-name="P30">Renommer “Grille” → “Liste”.</text:p>
            </text:list-item>
            <text:list-item>
              <text:p text:style-name="P30">Toggle clair Liste ↔ Carte.</text:p>
            </text:list-item>
            <text:list-item>
              <text:p text:style-name="P30"><text:soft-page-break/>Pré-sélection : dernier choix mémorisé (<text:span text:style-name="Source_20_Text">localStorage</text:span>).</text:p>
            </text:list-item>
            <text:list-item>
              <text:p text:style-name="P30">Critères : toggle accessible au clavier, état conservé.</text:p>
            </text:list-item>
          </text:list>
        </text:list-item>
      </text:list>
      <text:h text:style-name="P2" text:outline-level="2">4) Autocomplétion &amp; recherche</text:h>
      <text:list xml:id="list790418466136286186" text:style-name="L42">
        <text:list-item>
          <text:p text:style-name="P13">➡️<text:span text:style-name="Strong_20_Emphasis">Issue #52 — Recherche textuelle (champ q)</text:span></text:p>
        </text:list-item>
        <text:list-item>
          <text:p text:style-name="P13"><text:span text:style-name="Strong_20_Emphasis">Issue #57 — Filtre Rayon</text:span></text:p>
        </text:list-item>
        <text:list-item>
          <text:p text:style-name="P13"><text:span text:style-name="Strong_20_Emphasis">Issue #58 — Filtre Note minimale / Tri par note</text:span></text:p>
          <text:list>
            <text:list-item>
              <text:p text:style-name="P13"><text:span text:style-name="Strong_20_Emphasis">Ville</text:span> : API <text:span text:style-name="Source_20_Text">geo.api.gouv.fr/communes</text:span> (nom + département).</text:p>
            </text:list-item>
            <text:list-item>
              <text:p text:style-name="P13"><text:span text:style-name="Strong_20_Emphasis">Recherche textuelle</text:span> :</text:p>
              <text:list>
                <text:list-item>
                  <text:p text:style-name="P13"><text:span text:style-name="Source_20_Text">PrimeVue AutoComplete</text:span> relié à <text:span text:style-name="Source_20_Text">/services/suggest?q=...</text:span>.</text:p>
                </text:list-item>
                <text:list-item>
                  <text:p text:style-name="P13">Max 10 suggestions (nom + catégorie + ville).</text:p>
                </text:list-item>
                <text:list-item>
                  <text:p text:style-name="P13">Décision produit : champ <text:span text:style-name="Source_20_Text">q</text:span> conservé (fuzzy search <text:span text:style-name="Source_20_Text">pg_trgm</text:span>) ou supprimé (hashtags).</text:p>
                </text:list-item>
              </text:list>
            </text:list-item>
            <text:list-item>
              <text:p text:style-name="P13"><text:span text:style-name="Strong_20_Emphasis">Rayon</text:span> : slider/select 0–50 km.</text:p>
            </text:list-item>
            <text:list-item>
              <text:p text:style-name="P13"><text:span text:style-name="Strong_20_Emphasis">Note/tri</text:span> : filtre ≥2/3/4★, tri asc/desc.</text:p>
            </text:list-item>
            <text:list-item>
              <text:p text:style-name="P13"><text:span text:style-name="Strong_20_Emphasis">Performance</text:span> : réponse &lt;150ms, cohérence back (offset/limit).</text:p>
            </text:list-item>
          </text:list>
        </text:list-item>
      </text:list>
      <text:h text:style-name="P2" text:outline-level="2">5) Catégories &amp; ordre d’affichage</text:h>
      <text:list xml:id="list1581520564492599872" text:style-name="L43">
        <text:list-item>
          <text:p text:style-name="P14">➡️<text:span text:style-name="Strong_20_Emphasis">Issue #38 — Tri éditorial catégories</text:span></text:p>
          <text:list>
            <text:list-item>
              <text:p text:style-name="P14">Champ <text:span text:style-name="Source_20_Text">position</text:span> dans <text:span text:style-name="Source_20_Text">categories</text:span>.</text:p>
            </text:list-item>
            <text:list-item>
              <text:p text:style-name="P14">Ordre éditorial configurable, fallback alphabétique.</text:p>
            </text:list-item>
            <text:list-item>
              <text:p text:style-name="P14">Option : tri dynamique par “plus notés / plus d’avis / distance”.</text:p>
            </text:list-item>
          </text:list>
        </text:list-item>
      </text:list>
      <text:h text:style-name="P2" text:outline-level="2">6) Pagination (services &amp; avis)</text:h>
      <text:list xml:id="list8526771392025002751" text:style-name="L44">
        <text:list-item>
          <text:p text:style-name="P15">➡️<text:span text:style-name="Strong_20_Emphasis">Issue #37 — Pagination liste services</text:span></text:p>
        </text:list-item>
        <text:list-item>
          <text:p text:style-name="P15"><text:span text:style-name="Strong_20_Emphasis">Issue #70 — Pagination progressive liste avis</text:span></text:p>
          <text:list>
            <text:list-item>
              <text:p text:style-name="P15"><text:span text:style-name="Strong_20_Emphasis">Services</text:span> (#37) : Paginator/DataTable PrimeVue, options 10/25/50/100.</text:p>
            </text:list-item>
            <text:list-item>
              <text:p text:style-name="P15"><text:span text:style-name="Strong_20_Emphasis">Avis</text:span> (#70) : 10 premiers → bouton “Voir plus” (+10 à chaque clic).</text:p>
            </text:list-item>
            <text:list-item>
              <text:p text:style-name="P15">Critères : cohérence back (offset/limit), conservation scroll.</text:p>
            </text:list-item>
          </text:list>
        </text:list-item>
      </text:list>
      <text:h text:style-name="P2" text:outline-level="2">7) Dark mode</text:h>
      <text:list xml:id="list7785790212017816834" text:style-name="L45">
        <text:list-item>
          <text:p text:style-name="P16">➡️<text:span text:style-name="Strong_20_Emphasis">Issue #20 — Dark mode</text:span></text:p>
          <text:list>
            <text:list-item>
              <text:p text:style-name="P16">Intégration PrimeVue (thèmes Aura/Lara).</text:p>
            </text:list-item>
            <text:list-item>
              <text:p text:style-name="P16">Double mode : <text:span text:style-name="Source_20_Text">prefers-color-scheme</text:span> (auto) + switch manuel (persisté en <text:soft-page-break/><text:span text:style-name="Source_20_Text">localStorage</text:span>).</text:p>
            </text:list-item>
            <text:list-item>
              <text:p text:style-name="P16">Critères : switch visible header, contraste ≥ 4.5:1.</text:p>
            </text:list-item>
          </text:list>
        </text:list-item>
      </text:list>
      <text:h text:style-name="P2" text:outline-level="2">8) Fiche service &amp; navigation</text:h>
      <text:list xml:id="list3496893161219502927" text:style-name="L46">
        <text:list-item>
          <text:p text:style-name="P17">➡️<text:span text:style-name="Strong_20_Emphasis">Issue #35 — Page détail service</text:span></text:p>
        </text:list-item>
        <text:list-item>
          <text:p text:style-name="P17"><text:span text:style-name="Strong_20_Emphasis">Issue #62 — Retour avec état (URL + scroll)</text:span></text:p>
        </text:list-item>
        <text:list-item>
          <text:p text:style-name="P17"><text:span text:style-name="Strong_20_Emphasis">Issue #60 — Dernière mise à jour</text:span></text:p>
        </text:list-item>
        <text:list-item>
          <text:p text:style-name="P17"><text:span text:style-name="Strong_20_Emphasis">Issue #61 — Copier téléphone</text:span></text:p>
          <text:list>
            <text:list-item>
              <text:p text:style-name="P17"><text:span text:style-name="Strong_20_Emphasis">Page</text:span> : <text:span text:style-name="Source_20_Text">/ville/slug-service</text:span> = infos, horaires, accessibilité, notes, avis, bouton “Donner mon avis”.</text:p>
            </text:list-item>
            <text:list-item>
              <text:p text:style-name="P17"><text:span text:style-name="Strong_20_Emphasis">Retour</text:span> (#62) : bouton explicite → restaure filtres + pagination + scroll via URL/sessionStorage.</text:p>
            </text:list-item>
            <text:list-item>
              <text:p text:style-name="P17"><text:span text:style-name="Strong_20_Emphasis">Dernière mise à jour</text:span> (#60) : champ <text:span text:style-name="Source_20_Text">updated_at</text:span> format FR.</text:p>
            </text:list-item>
            <text:list-item>
              <text:p text:style-name="P17"><text:span text:style-name="Strong_20_Emphasis">Copier téléphone</text:span> (#61) : bouton “Copier” avec feedback visuel/ARIA.</text:p>
            </text:list-item>
          </text:list>
        </text:list-item>
      </text:list>
      <text:h text:style-name="P2" text:outline-level="2">9) Modération &amp; confiance</text:h>
      <text:list xml:id="list1361126519722765752" text:style-name="L47">
        <text:list-item>
          <text:p text:style-name="P18">➡️<text:span text:style-name="Strong_20_Emphasis">Issue #56 — Droit de réponse</text:span></text:p>
        </text:list-item>
        <text:list-item>
          <text:p text:style-name="P18"><text:span text:style-name="Strong_20_Emphasis">Issue #68 — Signaler un avis</text:span></text:p>
        </text:list-item>
        <text:list-item>
          <text:p text:style-name="P18"><text:span text:style-name="Strong_20_Emphasis">Issue #69 — Badge vérifié/non vérifié</text:span></text:p>
        </text:list-item>
        <text:list-item>
          <text:p text:style-name="P18"><text:span text:style-name="Strong_20_Emphasis">Issue #55 — Masquage noms agents</text:span></text:p>
          <text:list>
            <text:list-item>
              <text:p text:style-name="P18"><text:span text:style-name="Strong_20_Emphasis">Droit de réponse (#56)</text:span> :</text:p>
              <text:list>
                <text:list-item>
                  <text:p text:style-name="P18">Sous chaque avis <text:span text:style-name="Strong_20_Emphasis">approuvé</text:span>, encart “Réponse de la collectivité” (≤800 caractères).</text:p>
                </text:list-item>
                <text:list-item>
                  <text:p text:style-name="P18">Historique modifs conservé.</text:p>
                </text:list-item>
              </text:list>
            </text:list-item>
            <text:list-item>
              <text:p text:style-name="P18"><text:span text:style-name="Strong_20_Emphasis">Signaler avis (#68)</text:span> : bouton “Signaler” → modale → <text:span text:style-name="Source_20_Text">EvaluationReport</text:span> (rate-limit, anti-doublon).</text:p>
            </text:list-item>
            <text:list-item>
              <text:p text:style-name="P18"><text:span text:style-name="Strong_20_Emphasis">Badge (#69)</text:span> : “Avis vérifié” (user authentifié) / ⚠️ “Avis non vérifié” (anonyme).</text:p>
            </text:list-item>
            <text:list-item>
              <text:p text:style-name="P18"><text:span text:style-name="Strong_20_Emphasis">Masquage noms agents (#55)</text:span> : charte de modération, masquage côté admin si nécessaire.</text:p>
            </text:list-item>
          </text:list>
        </text:list-item>
      </text:list>
      <text:h text:style-name="P2" text:outline-level="2">10) Carte &amp; géolocalisation</text:h>
      <text:list xml:id="list6197869825271776182" text:style-name="L48">
        <text:list-item>
          <text:p text:style-name="P19">➡️<text:span text:style-name="Strong_20_Emphasis">Issue #51 — Géoloc auto</text:span></text:p>
        </text:list-item>
        <text:list-item>
          <text:p text:style-name="P19"><text:span text:style-name="Strong_20_Emphasis">Issue #66 — Clustering carte</text:span></text:p>
          <text:list>
            <text:list-item>
              <text:p text:style-name="P19"><text:span text:style-name="Strong_20_Emphasis">Géoloc auto</text:span> : récupération position navigateur ; fallback manuel ville.</text:p>
            </text:list-item>
            <text:list-item>
              <text:p text:style-name="P19"><text:span text:style-name="Strong_20_Emphasis">Clustering (#66)</text:span> : regrouper marqueurs en clusters (Leaflet markerCluster), zoom fluide.</text:p>
            </text:list-item>
            <text:list-item>
              <text:p text:style-name="P19"><text:span text:style-name="Strong_20_Emphasis">Performance</text:span> : OK jusqu’à 200+ points, fallback simplifié si &gt;500.</text:p>
            </text:list-item>
          </text:list>
        </text:list-item>
      </text:list>
      <text:h text:style-name="P2" text:outline-level="2"><text:soft-page-break/>11) Déconnexion &amp; retour home</text:h>
      <text:list xml:id="list2308934919716418376" text:style-name="L49">
        <text:list-item>
          <text:p text:style-name="P20">➡️<text:span text:style-name="Strong_20_Emphasis">Issue #36 — Déconnexion</text:span></text:p>
          <text:list>
            <text:list-item>
              <text:p text:style-name="P20"><text:span text:style-name="Strong_20_Emphasis">Backend</text:span> : <text:span text:style-name="Source_20_Text">/logout</text:span> (Symfony Security), invalidate session + cookies.</text:p>
            </text:list-item>
            <text:list-item>
              <text:p text:style-name="P20"><text:span text:style-name="Strong_20_Emphasis">Front</text:span> : bouton “Déconnexion” → appelle <text:span text:style-name="Source_20_Text">/logout</text:span>, redirige <text:span text:style-name="Source_20_Text">/</text:span>.</text:p>
            </text:list-item>
            <text:list-item>
              <text:p text:style-name="P20"><text:span text:style-name="Strong_20_Emphasis">Cas invité</text:span> : afficher “Continuer en mode invité”.</text:p>
            </text:list-item>
          </text:list>
        </text:list-item>
      </text:list>
      <text:h text:style-name="P2" text:outline-level="2">12) Multi-collectivité &amp; durcissement prod</text:h>
      <text:list xml:id="list2184248912384382948" text:style-name="L50">
        <text:list-item>
          <text:p text:style-name="P21">➡️<text:span text:style-name="Strong_20_Emphasis">Issue #72 — Multi-tenant</text:span></text:p>
        </text:list-item>
        <text:list-item>
          <text:p text:style-name="P21"><text:span text:style-name="Strong_20_Emphasis">Issue #65 — Durcissement prod</text:span></text:p>
          <text:list>
            <text:list-item>
              <text:p text:style-name="P21"><text:span text:style-name="Strong_20_Emphasis">Multi-tenant</text:span> : <text:span text:style-name="Source_20_Text">collectivite_id</text:span> partout, Doctrine Filter + <text:span text:style-name="Source_20_Text">TenantContext</text:span>.</text:p>
            </text:list-item>
            <text:list-item>
              <text:p text:style-name="P21"><text:span text:style-name="Strong_20_Emphasis">Back-office cloisonné</text:span> ; super-admin (optionnel) avec sélecteur.</text:p>
            </text:list-item>
            <text:list-item>
              <text:p text:style-name="P21"><text:span text:style-name="Strong_20_Emphasis">Durcissement prod</text:span> :</text:p>
              <text:list>
                <text:list-item>
                  <text:p text:style-name="P21">Profiler OFF, <text:span text:style-name="Source_20_Text">APP_DEBUG=0</text:span>.</text:p>
                </text:list-item>
                <text:list-item>
                  <text:p text:style-name="P21">Pas de routes <text:span text:style-name="Source_20_Text">/_profiler</text:span>.</text:p>
                </text:list-item>
                <text:list-item>
                  <text:p text:style-name="P21">Logs ≥ error, pas de dump en prod.</text:p>
                </text:list-item>
              </text:list>
            </text:list-item>
          </text:list>
        </text:list-item>
      </text:list>
      <text:h text:style-name="P2" text:outline-level="2">13) Internationalisation (i18n)</text:h>
      <text:list xml:id="list1552720766939077116" text:style-name="L51">
        <text:list-item>
          <text:p text:style-name="P22">➡️<text:span text:style-name="Strong_20_Emphasis">Issue #67 — i18n</text:span></text:p>
          <text:list>
            <text:list-item>
              <text:p text:style-name="P22"><text:span text:style-name="Strong_20_Emphasis">vue-i18n</text:span> ; fichiers <text:span text:style-name="Source_20_Text">fr.json</text:span>, <text:span text:style-name="Source_20_Text">en.json</text:span>.</text:p>
            </text:list-item>
            <text:list-item>
              <text:p text:style-name="P22"><text:span text:style-name="Strong_20_Emphasis">Sélecteur de langue</text:span> en front + fallback <text:span text:style-name="Source_20_Text">Accept-Language</text:span>.</text:p>
            </text:list-item>
            <text:list-item>
              <text:p text:style-name="P22"><text:span text:style-name="Strong_20_Emphasis">Lint i18n en CI</text:span> pour éviter chaînes en dur.</text:p>
            </text:list-item>
          </text:list>
        </text:list-item>
      </text:list>
      <text:h text:style-name="P2" text:outline-level="2">14) Dashboard &amp; rapports</text:h>
      <text:list xml:id="list5164557826649267912" text:style-name="L52">
        <text:list-item>
          <text:p text:style-name="P23">➡️<text:span text:style-name="Strong_20_Emphasis">Issues #13–#15–#73</text:span></text:p>
          <text:list>
            <text:list-item>
              <text:p text:style-name="P23"><text:span text:style-name="Strong_20_Emphasis">Indicateurs clés</text:span> (#13/#14) : moyenne 30j, nb évaluations, top/flop 3 services, tendances 6 mois.</text:p>
            </text:list-item>
            <text:list-item>
              <text:p text:style-name="P23"><text:span text:style-name="Strong_20_Emphasis">Export CSV</text:span> (#15) : services/avis filtrés par collectivité.</text:p>
            </text:list-item>
            <text:list-item>
              <text:p text:style-name="P23"><text:span text:style-name="Strong_20_Emphasis">Rapports mensuels (#73)</text:span> :</text:p>
              <text:list>
                <text:list-item>
                  <text:p text:style-name="P23">Générés chaque 1er du mois à 7h.</text:p>
                </text:list-item>
                <text:list-item>
                  <text:p text:style-name="P23">Envoyés par mail aux ROLE_ADMIN.</text:p>
                </text:list-item>
              </text:list>
            </text:list-item>
            <text:list-item>
              <text:p text:style-name="P23">Contenu : KPIs + delta vs mois précédent + top/flop + signalements.</text:p>
            </text:list-item>
            <text:list-item>
              <text:p text:style-name="P23">Pièces jointes : CSV, PDF optionnel.</text:p>
            </text:list-item>
          </text:list>
        </text:list-item>
      </text:list>
      <text:h text:style-name="P2" text:outline-level="2"><text:soft-page-break/>15) Intégration Google Reviews</text:h>
      <text:list xml:id="list5801016007076822424" text:style-name="L53">
        <text:list-item>
          <text:p text:style-name="P24">➡️<text:span text:style-name="Strong_20_Emphasis">Issues #40–#41–#42–#48</text:span></text:p>
          <text:list>
            <text:list-item>
              <text:p text:style-name="P24"><text:span text:style-name="Strong_20_Emphasis">Récupération (#40)</text:span> : API Google Places → note + avis.</text:p>
            </text:list-item>
            <text:list-item>
              <text:p text:style-name="P24"><text:span text:style-name="Strong_20_Emphasis">Paramétrage (#41)</text:span> : champ <text:span text:style-name="Source_20_Text">place_id</text:span> côté admin.</text:p>
            </text:list-item>
            <text:list-item>
              <text:p text:style-name="P24"><text:span text:style-name="Strong_20_Emphasis">Affichage (#42)</text:span> : note + avis Google intégrés dans fiche service.</text:p>
            </text:list-item>
            <text:list-item>
              <text:p text:style-name="P24"><text:span text:style-name="Strong_20_Emphasis">Attribution (#48)</text:span> : mention “Powered by Google” + CGU (footer + encart).</text:p>
            </text:list-item>
            <text:list-item>
              <text:p text:style-name="P24"><text:span text:style-name="Strong_20_Emphasis">Cache</text:span> : TTL paramétrable (<text:span text:style-name="Source_20_Text">GOOGLE_PLACES_TTL</text:span>), pas de persistance BDD.</text:p>
            </text:list-item>
            <text:list-item>
              <text:p text:style-name="P24"><text:span text:style-name="Strong_20_Emphasis">Quotas</text:span> : fallback + logs Monolog si 429/503.</text:p>
            </text:list-item>
          </text:list>
        </text:list-item>
      </text:list>
      <text:h text:style-name="P2" text:outline-level="2">16) QA &amp; tests transverses</text:h>
      <text:list xml:id="list6512179560152813767" text:style-name="L54">
        <text:list-item>
          <text:p text:style-name="P25">➡️<text:span text:style-name="Strong_20_Emphasis">Issues #22–#26 + #71</text:span></text:p>
          <text:list>
            <text:list-item>
              <text:p text:style-name="P25"><text:span text:style-name="Strong_20_Emphasis">Responsive (#23)</text:span> : desktop/tablette/mobile.</text:p>
            </text:list-item>
            <text:list-item>
              <text:p text:style-name="P25"><text:span text:style-name="Strong_20_Emphasis">Performances (#24)</text:span> : temps réponse API + rendu front.</text:p>
            </text:list-item>
            <text:list-item>
              <text:p text:style-name="P25"><text:span text:style-name="Strong_20_Emphasis">Sécurité votes (#25)</text:span> : anti-abus device_hash.</text:p>
            </text:list-item>
            <text:list-item>
              <text:p text:style-name="P25"><text:span text:style-name="Strong_20_Emphasis">Exports (#26)</text:span> : validité CSV.</text:p>
            </text:list-item>
            <text:list-item>
              <text:p text:style-name="P25"><text:span text:style-name="Strong_20_Emphasis">Accessibilité (#71)</text:span> (fusion #59) : contrastes, navigation clavier, ARIA, focus trap modales.</text:p>
            </text:list-item>
            <text:list-item>
              <text:p text:style-name="P25"><text:span text:style-name="Strong_20_Emphasis">CI</text:span> : Cypress + Lighthouse CI + axe DevTools, score accessibilité ≥90.</text:p>
            </text:list-item>
          </text:list>
        </text:list-item>
      </text:list>
      <text:h text:style-name="P32" text:outline-level="1">Conclusion</text:h>
      <text:p text:style-name="P1">⚖️Ce document remplace l’ancien “10 points” :</text:p>
      <text:list xml:id="list1391453394319096101" text:style-name="L55">
        <text:list-item>
          <text:p text:style-name="P26">Il couvre <text:span text:style-name="Strong_20_Emphasis">tout le backlog #12 → #73</text:span>.</text:p>
        </text:list-item>
        <text:list-item>
          <text:p text:style-name="P26">Les doublons (#53, #64, #59, #48) sont fusionnés/fermés.</text:p>
        </text:list-item>
        <text:list-item>
          <text:p text:style-name="P26">Les dépendances (#73 dépend de #15, #62 inclut #53, etc.) sont implicites dans les sections.</text:p>
        </text:list-item>
      </text:list>
      <text:p text:style-name="P1"><text:span text:style-name="Strong_20_Emphasis">Références de travail</text:span> :</text:p>
      <text:list xml:id="list1531986118554797595" text:style-name="L56">
        <text:list-item>
          <text:p text:style-name="P27">Notice Technique complète (architecture + modèles de données).</text:p>
        </text:list-item>
        <text:list-item>
          <text:p text:style-name="P27">Issues GitHub homogénéisées.</text:p>
        </text:list-item>
      </text:list>
      <text:p text:style-name="P1"/>
      <text:p text:style-name="P1"/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PEREZ</meta:initial-creator>
    <meta:creation-date>2025-07-31T16:40:47.82</meta:creation-date>
    <dc:date>2025-08-24T10:54:26.17</dc:date>
    <dc:creator>Alexandre PEREZ</dc:creator>
    <meta:editing-duration>PT35M5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5" meta:paragraph-count="136" meta:word-count="1077" meta:character-count="6314"/>
  </office:meta>
</office:document-meta>
</file>